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Обычный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ooter_20_left" style:master-page-name="Обратная_20_сторона">
      <style:paragraph-properties style:page-number="auto"/>
    </style:style>
    <style:style style:name="P7" style:family="paragraph" style:parent-style-name="Standard">
      <style:text-properties style:font-name="Pudelinka" fo:font-size="20pt" officeooo:paragraph-rsid="0077fdf3" style:font-size-asian="20pt" style:font-size-complex="20pt"/>
    </style:style>
    <style:style style:name="P8" style:family="paragraph" style:parent-style-name="Standard">
      <style:text-properties officeooo:paragraph-rsid="0082c5f1"/>
    </style:style>
    <style:style style:name="P9" style:family="paragraph" style:parent-style-name="Text_20_body">
      <style:paragraph-properties fo:text-align="center" style:justify-single-word="false"/>
      <style:text-properties style:font-name="Pudelinka" fo:font-size="24pt" officeooo:paragraph-rsid="0082c5f1" style:font-size-asian="24pt" style:font-size-complex="24pt"/>
    </style:style>
    <style:style style:name="P10" style:family="paragraph" style:parent-style-name="Text_20_body" style:master-page-name="First_20_Page">
      <style:paragraph-properties fo:text-align="center" style:justify-single-word="false" style:page-number="auto"/>
      <style:text-properties officeooo:paragraph-rsid="0082c5f1"/>
    </style:style>
    <style:style style:name="T1" style:family="text">
      <style:text-properties officeooo:rsid="005ffed0"/>
    </style:style>
    <style:style style:name="T2" style:family="text">
      <style:text-properties fo:color="#000000" loext:opacity="100%" style:font-name="Calibri" fo:font-size="28pt" style:font-size-asian="28pt"/>
    </style:style>
    <style:style style:name="T3" style:family="text">
      <style:text-properties fo:color="#000000" loext:opacity="100%" style:font-name="Calibri"/>
    </style:style>
    <style:style style:name="T4" style:family="text">
      <style:text-properties fo:color="#000000" loext:opacity="100%"/>
    </style:style>
    <style:style style:name="T5" style:family="text">
      <style:text-properties style:font-name="Pudelinka" fo:font-size="40pt" fo:font-weight="bold" officeooo:rsid="000b6ea9" style:font-size-asian="40pt" style:font-weight-asian="bold" style:font-size-complex="40pt" style:font-weight-complex="bold"/>
    </style:style>
    <style:style style:name="T6" style:family="text">
      <style:text-properties style:font-name="Pudelinka" fo:font-size="28pt" officeooo:rsid="000b6ea9" style:font-size-asian="24.5pt" style:font-size-complex="28pt"/>
    </style:style>
    <style:style style:name="T7" style:family="text">
      <style:text-properties style:font-name="Pudelinka" fo:font-size="28pt" style:text-underline-style="none" officeooo:rsid="000b6ea9" style:font-size-asian="24.5pt" style:font-size-complex="28pt"/>
    </style:style>
    <style:style style:name="T8" style:family="text">
      <style:text-properties style:font-name="Pudelinka" fo:font-size="24pt" style:font-size-asian="24pt" style:font-size-complex="24pt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7">Колядка</text:span></text:p>
      <text:p text:style-name="P7"><draw:frame text:anchor-type="paragraph" draw:z-index="0" draw:name="Медиаобъект 1" draw:style-name="gr1" svg:width="18.276cm" svg:height="10.055cm" svg:x="-0.268cm" svg:y="4.133cm"><draw:plugin xlink:href="../../Шрифт/newTree.mp4" xlink:type="simple" xlink:show="embed" xlink:actuate="onLoad" draw:mime-type="video/mp4"><draw:param draw:name="Loop" draw:value="false"/><draw:param draw:name="Mute" draw:value="false"/><draw:param draw:name="VolumeDB" draw:value="0"/></draw:plugin></draw:frame>Пришла к нам Коляда<text:line-break/>В ночь под Рождество.<text:line-break/>Пусть Господь со звездою<text:line-break/>Даст на всё добро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Обычный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Заглавие_20_А4" style:display-name="Заглавие А4" style:family="paragraph" style:parent-style-name="A4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1" style:display-name="Заголовок и вертикальный текст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Gliederung_20_2" style:display-name="Заголовок и вертикальный текст~LT~Gliederung 2" style:family="paragraph" style:parent-style-name="Заголовок_20_и_20_вертикальный_20_текст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Заголовок_20_и_20_вертикальный_20_текст_7e_LT_7e_Gliederung_20_3" style:display-name="Заголовок и вертикальный текст~LT~Gliederung 3" style:family="paragraph" style:parent-style-name="Заголовок_20_и_20_вертикальный_20_текст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и_20_вертикальный_20_текст_7e_LT_7e_Gliederung_20_4" style:display-name="Заголовок и вертикальный текст~LT~Gliederung 4" style:family="paragraph" style:parent-style-name="Заголовок_20_и_20_вертикальный_20_текст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5" style:display-name="Заголовок и вертикальный текст~LT~Gliederung 5" style:family="paragraph" style:parent-style-name="Заголовок_20_и_20_вертикальный_20_текст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6" style:display-name="Заголовок и вертикальный текст~LT~Gliederung 6" style:family="paragraph" style:parent-style-name="Заголовок_20_и_20_вертикальный_20_текст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7" style:display-name="Заголовок и вертикальный текст~LT~Gliederung 7" style:family="paragraph" style:parent-style-name="Заголовок_20_и_20_вертикальный_20_текст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8" style:display-name="Заголовок и вертикальный текст~LT~Gliederung 8" style:family="paragraph" style:parent-style-name="Заголовок_20_и_20_вертикальный_20_текст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9" style:display-name="Заголовок и вертикальный текст~LT~Gliederung 9" style:family="paragraph" style:parent-style-name="Заголовок_20_и_20_вертикальный_20_текст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Titel" style:display-name="Заголовок и вертикальный текст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Untertitel" style:display-name="Заголовок и вертикальный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Notizen" style:display-name="Заголовок и вертикальный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Hintergrundobjekte" style:display-name="Заголовок и вертикальный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вертикальный_20_текст_7e_LT_7e_Hintergrund" style:display-name="Заголовок и вертикальный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Вертикальный_20_заголовок_20_и_20_текст_7e_LT_7e_Gliederung_20_1" style:display-name="Вертикальный заголовок и текст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Gliederung_20_2" style:display-name="Вертикальный заголовок и текст~LT~Gliederung 2" style:family="paragraph" style:parent-style-name="Вертикальный_20_заголовок_20_и_20_текст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Вертикальный_20_заголовок_20_и_20_текст_7e_LT_7e_Gliederung_20_3" style:display-name="Вертикальный заголовок и текст~LT~Gliederung 3" style:family="paragraph" style:parent-style-name="Вертикальный_20_заголовок_20_и_20_текст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Вертикальный_20_заголовок_20_и_20_текст_7e_LT_7e_Gliederung_20_4" style:display-name="Вертикальный заголовок и текст~LT~Gliederung 4" style:family="paragraph" style:parent-style-name="Вертикальный_20_заголовок_20_и_20_текст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5" style:display-name="Вертикальный заголовок и текст~LT~Gliederung 5" style:family="paragraph" style:parent-style-name="Вертикальный_20_заголовок_20_и_20_текст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6" style:display-name="Вертикальный заголовок и текст~LT~Gliederung 6" style:family="paragraph" style:parent-style-name="Вертикальный_20_заголовок_20_и_20_текст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7" style:display-name="Вертикальный заголовок и текст~LT~Gliederung 7" style:family="paragraph" style:parent-style-name="Вертикальный_20_заголовок_20_и_20_текст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8" style:display-name="Вертикальный заголовок и текст~LT~Gliederung 8" style:family="paragraph" style:parent-style-name="Вертикальный_20_заголовок_20_и_20_текст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9" style:display-name="Вертикальный заголовок и текст~LT~Gliederung 9" style:family="paragraph" style:parent-style-name="Вертикальный_20_заголовок_20_и_20_текст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Titel" style:display-name="Вертикальный заголовок и текст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Untertitel" style:display-name="Вертикальный заголовок и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Notizen" style:display-name="Вертикальный заголовок и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Hintergrundobjekte" style:display-name="Вертикальный заголовок и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Вертикальный_20_заголовок_20_и_20_текст_7e_LT_7e_Hintergrund" style:display-name="Вертикальный заголовок и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раздела_7e_LT_7e_Gliederung_20_1" style:display-name="Заголовок раздела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Gliederung_20_2" style:display-name="Заголовок раздела~LT~Gliederung 2" style:family="paragraph" style:parent-style-name="Заголовок_20_раздела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Заголовок_20_раздела_7e_LT_7e_Gliederung_20_3" style:display-name="Заголовок раздела~LT~Gliederung 3" style:family="paragraph" style:parent-style-name="Заголовок_20_раздела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раздела_7e_LT_7e_Gliederung_20_4" style:display-name="Заголовок раздела~LT~Gliederung 4" style:family="paragraph" style:parent-style-name="Заголовок_20_раздела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5" style:display-name="Заголовок раздела~LT~Gliederung 5" style:family="paragraph" style:parent-style-name="Заголовок_20_раздела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6" style:display-name="Заголовок раздела~LT~Gliederung 6" style:family="paragraph" style:parent-style-name="Заголовок_20_раздела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7" style:display-name="Заголовок раздела~LT~Gliederung 7" style:family="paragraph" style:parent-style-name="Заголовок_20_раздела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8" style:display-name="Заголовок раздела~LT~Gliederung 8" style:family="paragraph" style:parent-style-name="Заголовок_20_раздела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9" style:display-name="Заголовок раздела~LT~Gliederung 9" style:family="paragraph" style:parent-style-name="Заголовок_20_раздела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Titel" style:display-name="Заголовок раздела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Untertitel" style:display-name="Заголовок раздел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Notizen" style:display-name="Заголовок раздел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Hintergrundobjekte" style:display-name="Заголовок раздел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раздела_7e_LT_7e_Hintergrund" style:display-name="Заголовок раздел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Два_20_объекта_7e_LT_7e_Gliederung_20_1" style:display-name="Два объекта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Gliederung_20_2" style:display-name="Два объекта~LT~Gliederung 2" style:family="paragraph" style:parent-style-name="Два_20_объекта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Два_20_объекта_7e_LT_7e_Gliederung_20_3" style:display-name="Два объекта~LT~Gliederung 3" style:family="paragraph" style:parent-style-name="Два_20_объекта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Два_20_объекта_7e_LT_7e_Gliederung_20_4" style:display-name="Два объекта~LT~Gliederung 4" style:family="paragraph" style:parent-style-name="Два_20_объекта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5" style:display-name="Два объекта~LT~Gliederung 5" style:family="paragraph" style:parent-style-name="Два_20_объекта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6" style:display-name="Два объекта~LT~Gliederung 6" style:family="paragraph" style:parent-style-name="Два_20_объекта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7" style:display-name="Два объекта~LT~Gliederung 7" style:family="paragraph" style:parent-style-name="Два_20_объекта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8" style:display-name="Два объекта~LT~Gliederung 8" style:family="paragraph" style:parent-style-name="Два_20_объекта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9" style:display-name="Два объекта~LT~Gliederung 9" style:family="paragraph" style:parent-style-name="Два_20_объекта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Titel" style:display-name="Два объекта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Untertitel" style:display-name="Два объект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Notizen" style:display-name="Два объект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Hintergrundobjekte" style:display-name="Два объект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Два_20_объекта_7e_LT_7e_Hintergrund" style:display-name="Два объект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Сравнение_7e_LT_7e_Gliederung_20_1" style:display-name="Сравнение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Gliederung_20_2" style:display-name="Сравнение~LT~Gliederung 2" style:family="paragraph" style:parent-style-name="Сравнение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равнение_7e_LT_7e_Gliederung_20_3" style:display-name="Сравнение~LT~Gliederung 3" style:family="paragraph" style:parent-style-name="Сравнение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равнение_7e_LT_7e_Gliederung_20_4" style:display-name="Сравнение~LT~Gliederung 4" style:family="paragraph" style:parent-style-name="Сравнение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5" style:display-name="Сравнение~LT~Gliederung 5" style:family="paragraph" style:parent-style-name="Сравнение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6" style:display-name="Сравнение~LT~Gliederung 6" style:family="paragraph" style:parent-style-name="Сравнение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7" style:display-name="Сравнение~LT~Gliederung 7" style:family="paragraph" style:parent-style-name="Сравнение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8" style:display-name="Сравнение~LT~Gliederung 8" style:family="paragraph" style:parent-style-name="Сравнение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9" style:display-name="Сравнение~LT~Gliederung 9" style:family="paragraph" style:parent-style-name="Сравнение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Titel" style:display-name="Сравнение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Untertitel" style:display-name="Сравнение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Notizen" style:display-name="Сравнение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Hintergrundobjekte" style:display-name="Сравнение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Сравнение_7e_LT_7e_Hintergrund" style:display-name="Сравнение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олько_20_заголовок_7e_LT_7e_Gliederung_20_1" style:display-name="Только заголовок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устой_20_слайд_7e_LT_7e_Gliederung_20_1" style:display-name="Пустой слайд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Gliederung_20_2" style:display-name="Пустой слайд~LT~Gliederung 2" style:family="paragraph" style:parent-style-name="Пустой_20_слайд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Untertitel" style:display-name="Пусто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Notizen" style:display-name="Пусто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Hintergrundobjekte" style:display-name="Пусто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устой_20_слайд_7e_LT_7e_Hintergrund" style:display-name="Пусто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ъект_20_с_20_подписью_7e_LT_7e_Gliederung_20_1" style:display-name="Объект с подписью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Gliederung_20_2" style:display-name="Объект с подписью~LT~Gliederung 2" style:family="paragraph" style:parent-style-name="Объект_20_с_20_подписью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ъект_20_с_20_подписью_7e_LT_7e_Gliederung_20_3" style:display-name="Объект с подписью~LT~Gliederung 3" style:family="paragraph" style:parent-style-name="Объект_20_с_20_подписью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ъект_20_с_20_подписью_7e_LT_7e_Gliederung_20_4" style:display-name="Объект с подписью~LT~Gliederung 4" style:family="paragraph" style:parent-style-name="Объект_20_с_20_подписью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5" style:display-name="Объект с подписью~LT~Gliederung 5" style:family="paragraph" style:parent-style-name="Объект_20_с_20_подписью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6" style:display-name="Объект с подписью~LT~Gliederung 6" style:family="paragraph" style:parent-style-name="Объект_20_с_20_подписью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7" style:display-name="Объект с подписью~LT~Gliederung 7" style:family="paragraph" style:parent-style-name="Объект_20_с_20_подписью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8" style:display-name="Объект с подписью~LT~Gliederung 8" style:family="paragraph" style:parent-style-name="Объект_20_с_20_подписью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9" style:display-name="Объект с подписью~LT~Gliederung 9" style:family="paragraph" style:parent-style-name="Объект_20_с_20_подписью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Titel" style:display-name="Объект с подписью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Untertitel" style:display-name="Объект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Notizen" style:display-name="Объект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Hintergrundobjekte" style:display-name="Объект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ъект_20_с_20_подписью_7e_LT_7e_Hintergrund" style:display-name="Объект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Рисунок_20_с_20_подписью_7e_LT_7e_Gliederung_20_1" style:display-name="Рисунок с подписью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Gliederung_20_2" style:display-name="Рисунок с подписью~LT~Gliederung 2" style:family="paragraph" style:parent-style-name="Рисунок_20_с_20_подписью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Рисунок_20_с_20_подписью_7e_LT_7e_Gliederung_20_3" style:display-name="Рисунок с подписью~LT~Gliederung 3" style:family="paragraph" style:parent-style-name="Рисунок_20_с_20_подписью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Рисунок_20_с_20_подписью_7e_LT_7e_Gliederung_20_4" style:display-name="Рисунок с подписью~LT~Gliederung 4" style:family="paragraph" style:parent-style-name="Рисунок_20_с_20_подписью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5" style:display-name="Рисунок с подписью~LT~Gliederung 5" style:family="paragraph" style:parent-style-name="Рисунок_20_с_20_подписью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6" style:display-name="Рисунок с подписью~LT~Gliederung 6" style:family="paragraph" style:parent-style-name="Рисунок_20_с_20_подписью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7" style:display-name="Рисунок с подписью~LT~Gliederung 7" style:family="paragraph" style:parent-style-name="Рисунок_20_с_20_подписью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8" style:display-name="Рисунок с подписью~LT~Gliederung 8" style:family="paragraph" style:parent-style-name="Рисунок_20_с_20_подписью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9" style:display-name="Рисунок с подписью~LT~Gliederung 9" style:family="paragraph" style:parent-style-name="Рисунок_20_с_20_подписью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Titel" style:display-name="Рисунок с подписью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Untertitel" style:display-name="Рисунок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Notizen" style:display-name="Рисунок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Hintergrundobjekte" style:display-name="Рисунок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Рисунок_20_с_20_подписью_7e_LT_7e_Hintergrund" style:display-name="Рисунок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Standard">
      <style:text-properties officeooo:paragraph-rsid="0082c5f1"/>
    </style:style>
    <style:style style:name="MP2" style:family="paragraph" style:parent-style-name="Header_20_right">
      <style:text-properties style:text-rotation-angle="270" style:text-rotation-scale="line-height"/>
    </style:style>
    <style:style style:name="MP3" style:family="paragraph" style:parent-style-name="Footer_20_left" style:master-page-name="Обратная_20_сторона">
      <style:paragraph-properties style:page-number="auto"/>
    </style:style>
    <style:style style:name="MP4" style:family="paragraph" style:parent-style-name="Footer_20_left">
      <style:text-properties officeooo:rsid="005ffed0" officeooo:paragraph-rsid="005ffed0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P7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style:font-name="Pudelinka" fo:font-size="40pt" fo:font-weight="bold" officeooo:rsid="000b6ea9" style:font-size-asian="40pt" style:font-weight-asian="bold" style:font-size-complex="40pt" style:font-weight-complex="bold"/>
    </style:style>
    <style:style style:name="MT2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<text:s text:c="2"/><text:span text:style-name="MT1">Поздравление с рождеством</text:span></text:p>
      </style:header>
    </style:master-page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2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3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2">123-45-67</text:span></text:p>
        <text:p text:style-name="MP4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7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09:17:46.674893721</meta:creation-date>
    <dc:title>Default</dc:title>
    <meta:editing-cycles>2</meta:editing-cycles>
    <meta:editing-duration>PT21M13S</meta:editing-duration>
    <meta:generator>LibreOffice/7.6.7.2$Linux_X86_64 LibreOffice_project/60$Build-2</meta:generator>
    <dc:date>2025-12-20T09:39:00.076650323</dc:date>
    <meta:document-statistic meta:table-count="1" meta:image-count="0" meta:object-count="0" meta:page-count="1" meta:paragraph-count="13" meta:word-count="43" meta:character-count="205" meta:non-whitespace-character-count="173"/>
  </office:meta>
</office:document-meta>
</file>